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Accent2" style:data-style-name="N0">
      <style:table-cell-properties fo:background-color="#ED7D31"/>
      <style:text-properties fo:color="#FFFFFF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4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6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6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style-name="ce5"/>
          <table:table-cell table:number-columns-repeated="4" table:style-name="ce3"/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ude moore</meta:initial-creator>
    <dc:creator>jude moore</dc:creator>
    <meta:creation-date>2023-03-09T19:46:12Z</meta:creation-date>
    <dc:date>2023-03-10T20:35:29Z</dc:date>
  </office:meta>
</office:document-meta>
</file>